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trial t =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Machine 1</text:p>
          </table:table-cell>
          <table:table-cell table:formula="of:=4/7+SQRT(LN([.B$1])/7)" office:value-type="float" office:value="0.571428571428571" calcext:value-type="float">
            <text:p>0.57</text:p>
          </table:table-cell>
          <table:table-cell table:style-name="ce1" table:formula="of:=4/7+SQRT(LN([.C$1])/7)" office:value-type="float" office:value="0.886104636286193" calcext:value-type="float">
            <text:p>0.89</text:p>
          </table:table-cell>
          <table:table-cell table:style-name="ce1" table:formula="of:=4/7+SQRT(LN([.D$1])/7)" office:value-type="float" office:value="0.967590927877128" calcext:value-type="float">
            <text:p>0.97</text:p>
          </table:table-cell>
          <table:table-cell table:style-name="ce1" table:formula="of:=4/7+SQRT(LN([.E$1])/7)" office:value-type="float" office:value="1.01644773010442" calcext:value-type="float">
            <text:p>1.02</text:p>
          </table:table-cell>
          <table:table-cell table:style-name="ce1" table:formula="of:=4/7+SQRT(LN([.F$1])/7)" office:value-type="float" office:value="1.0509279997664" calcext:value-type="float">
            <text:p>1.05</text:p>
          </table:table-cell>
          <table:table-cell table:style-name="ce1" table:formula="of:=4/7+SQRT(LN([.G$1])/7)" office:value-type="float" office:value="1.0773590394389" calcext:value-type="float">
            <text:p>1.08</text:p>
          </table:table-cell>
          <table:table-cell table:style-name="ce1" table:formula="of:=4/7+SQRT(LN([.H$1])/7)" office:value-type="float" office:value="1.09867345205878" calcext:value-type="float">
            <text:p>1.10</text:p>
          </table:table-cell>
          <table:table-cell table:style-name="ce1" table:formula="of:=4/7+SQRT(LN([.I$1])/7)" office:value-type="float" office:value="1.11646350368781" calcext:value-type="float">
            <text:p>1.12</text:p>
          </table:table-cell>
          <table:table-cell table:style-name="ce1" table:formula="of:=4/7+SQRT(LN([.J$1])/7)" office:value-type="float" office:value="1.1316867488198" calcext:value-type="float">
            <text:p>1.13</text:p>
          </table:table-cell>
          <table:table-cell table:style-name="ce1" table:formula="of:=4/7+SQRT(LN([.K$1])/7)" office:value-type="float" office:value="1.14496211671653" calcext:value-type="float">
            <text:p>1.14</text:p>
          </table:table-cell>
          <table:table-cell table:style-name="ce1" table:formula="of:=4/7+SQRT(LN([.L$1])/7)" office:value-type="float" office:value="1.15671180845371" calcext:value-type="float">
            <text:p>1.16</text:p>
          </table:table-cell>
          <table:table-cell table:style-name="ce1" table:formula="of:=4/7+SQRT(LN([.M$1])/7)" office:value-type="float" office:value="1.16723614460588" calcext:value-type="float">
            <text:p>1.17</text:p>
          </table:table-cell>
          <table:table-cell table:style-name="ce1" table:formula="of:=4/7+SQRT(LN([.N$1])/7)" office:value-type="float" office:value="1.17675603386541" calcext:value-type="float">
            <text:p>1.18</text:p>
          </table:table-cell>
          <table:table-cell table:style-name="ce1" table:formula="of:=4/7+SQRT(LN([.O$1])/7)" office:value-type="float" office:value="1.18543849801367" calcext:value-type="float">
            <text:p>1.19</text:p>
          </table:table-cell>
          <table:table-cell table:style-name="ce1" table:formula="of:=4/7+SQRT(LN([.P$1])/7)" office:value-type="float" office:value="1.19341274682468" calcext:value-type="float">
            <text:p>1.19</text:p>
          </table:table-cell>
          <table:table-cell table:style-name="ce1" table:formula="of:=4/7+SQRT(LN([.Q$1])/7)" office:value-type="float" office:value="1.20078070114381" calcext:value-type="float">
            <text:p>1.20</text:p>
          </table:table-cell>
          <table:table-cell table:style-name="ce1" table:formula="of:=4/7+SQRT(LN([.R$1])/7)" office:value-type="float" office:value="1.20762411010878" calcext:value-type="float">
            <text:p>1.21</text:p>
          </table:table-cell>
          <table:table-cell table:style-name="ce1" table:formula="of:=4/7+SQRT(LN([.S$1])/7)" office:value-type="float" office:value="1.21400950106158" calcext:value-type="float">
            <text:p>1.21</text:p>
          </table:table-cell>
          <table:table-cell table:style-name="ce1" table:formula="of:=4/7+SQRT(LN([.T$1])/7)" office:value-type="float" office:value="1.2199917062743" calcext:value-type="float">
            <text:p>1.22</text:p>
          </table:table-cell>
          <table:table-cell table:style-name="ce1" table:formula="of:=4/7+SQRT(LN([.U$1])/7)" office:value-type="float" office:value="1.22561642928353" calcext:value-type="float">
            <text:p>1.23</text:p>
          </table:table-cell>
        </table:table-row>
        <table:table-row table:style-name="ro1">
          <table:table-cell office:value-type="string" calcext:value-type="string">
            <text:p>Machine 2</text:p>
          </table:table-cell>
          <table:table-cell table:formula="of:=3/5+SQRT(LN([.B$1])/5)" office:value-type="float" office:value="0.6" calcext:value-type="float">
            <text:p>0.60</text:p>
          </table:table-cell>
          <table:table-cell table:style-name="ce1" table:formula="of:=3/5+SQRT(LN([.C$1])/5)" office:value-type="float" office:value="0.972329741105903" calcext:value-type="float">
            <text:p>0.97</text:p>
          </table:table-cell>
          <table:table-cell table:style-name="ce1" table:formula="of:=3/5+SQRT(LN([.D$1])/5)" office:value-type="float" office:value="1.06874562156208" calcext:value-type="float">
            <text:p>1.07</text:p>
          </table:table-cell>
          <table:table-cell table:style-name="ce1" table:formula="of:=3/5+SQRT(LN([.E$1])/5)" office:value-type="float" office:value="1.12655376954683" calcext:value-type="float">
            <text:p>1.13</text:p>
          </table:table-cell>
          <table:table-cell table:style-name="ce1" table:formula="of:=3/5+SQRT(LN([.F$1])/5)" office:value-type="float" office:value="1.16735137479944" calcext:value-type="float">
            <text:p>1.17</text:p>
          </table:table-cell>
          <table:table-cell table:style-name="ce1" table:formula="of:=3/5+SQRT(LN([.G$1])/5)" office:value-type="float" office:value="1.19862500269001" calcext:value-type="float">
            <text:p>1.20</text:p>
          </table:table-cell>
          <table:table-cell table:style-name="ce1" table:formula="of:=3/5+SQRT(LN([.H$1])/5)" office:value-type="float" office:value="1.22384455580783" calcext:value-type="float">
            <text:p>1.22</text:p>
          </table:table-cell>
          <table:table-cell table:style-name="ce1" table:formula="of:=3/5+SQRT(LN([.I$1])/5)" office:value-type="float" office:value="1.24489402876439" calcext:value-type="float">
            <text:p>1.24</text:p>
          </table:table-cell>
          <table:table-cell table:style-name="ce1" table:formula="of:=3/5+SQRT(LN([.J$1])/5)" office:value-type="float" office:value="1.2629064153161" calcext:value-type="float">
            <text:p>1.26</text:p>
          </table:table-cell>
          <table:table-cell table:style-name="ce1" table:formula="of:=3/5+SQRT(LN([.K$1])/5)" office:value-type="float" office:value="1.27861404244151" calcext:value-type="float">
            <text:p>1.28</text:p>
          </table:table-cell>
          <table:table-cell table:style-name="ce1" table:formula="of:=3/5+SQRT(LN([.L$1])/5)" office:value-type="float" office:value="1.2925164651903" calcext:value-type="float">
            <text:p>1.29</text:p>
          </table:table-cell>
          <table:table-cell table:style-name="ce1" table:formula="of:=3/5+SQRT(LN([.M$1])/5)" office:value-type="float" office:value="1.30496902765838" calcext:value-type="float">
            <text:p>1.30</text:p>
          </table:table-cell>
          <table:table-cell table:style-name="ce1" table:formula="of:=3/5+SQRT(LN([.N$1])/5)" office:value-type="float" office:value="1.31623311253551" calcext:value-type="float">
            <text:p>1.32</text:p>
          </table:table-cell>
          <table:table-cell table:style-name="ce1" table:formula="of:=3/5+SQRT(LN([.O$1])/5)" office:value-type="float" office:value="1.32650634265852" calcext:value-type="float">
            <text:p>1.33</text:p>
          </table:table-cell>
          <table:table-cell table:style-name="ce1" table:formula="of:=3/5+SQRT(LN([.P$1])/5)" office:value-type="float" office:value="1.33594160109376" calcext:value-type="float">
            <text:p>1.34</text:p>
          </table:table-cell>
          <table:table-cell table:style-name="ce1" table:formula="of:=3/5+SQRT(LN([.Q$1])/5)" office:value-type="float" office:value="1.34465948221181" calcext:value-type="float">
            <text:p>1.34</text:p>
          </table:table-cell>
          <table:table-cell table:style-name="ce1" table:formula="of:=3/5+SQRT(LN([.R$1])/5)" office:value-type="float" office:value="1.35275671289683" calcext:value-type="float">
            <text:p>1.35</text:p>
          </table:table-cell>
          <table:table-cell table:style-name="ce1" table:formula="of:=3/5+SQRT(LN([.S$1])/5)" office:value-type="float" office:value="1.36031200936144" calcext:value-type="float">
            <text:p>1.36</text:p>
          </table:table-cell>
          <table:table-cell table:style-name="ce1" table:formula="of:=3/5+SQRT(LN([.T$1])/5)" office:value-type="float" office:value="1.36739025002491" calcext:value-type="float">
            <text:p>1.37</text:p>
          </table:table-cell>
          <table:table-cell table:style-name="ce1" table:formula="of:=3/5+SQRT(LN([.U$1])/5)" office:value-type="float" office:value="1.37404551204099" calcext:value-type="float">
            <text:p>1.37</text:p>
          </table:table-cell>
        </table:table-row>
        <table:table-row table:style-name="ro1">
          <table:table-cell office:value-type="string" calcext:value-type="string">
            <text:p>Machine 3</text:p>
          </table:table-cell>
          <table:table-cell table:formula="of:=0/2+SQRT(LN([.B$1])/2)" office:value-type="float" office:value="0" calcext:value-type="float">
            <text:p>0.00</text:p>
          </table:table-cell>
          <table:table-cell table:style-name="ce1" table:formula="of:=0/2+SQRT(LN([.C$1])/2)" office:value-type="float" office:value="0.588705011257737" calcext:value-type="float">
            <text:p>0.59</text:p>
          </table:table-cell>
          <table:table-cell table:style-name="ce1" table:formula="of:=0/2+SQRT(LN([.D$1])/2)" office:value-type="float" office:value="0.741151903683756" calcext:value-type="float">
            <text:p>0.74</text:p>
          </table:table-cell>
          <table:table-cell table:style-name="ce1" table:formula="of:=0/2+SQRT(LN([.E$1])/2)" office:value-type="float" office:value="0.832554611157698" calcext:value-type="float">
            <text:p>0.83</text:p>
          </table:table-cell>
          <table:table-cell table:style-name="ce1" table:formula="of:=0/2+SQRT(LN([.F$1])/2)" office:value-type="float" office:value="0.897061288997051" calcext:value-type="float">
            <text:p>0.90</text:p>
          </table:table-cell>
          <table:table-cell table:style-name="ce1" table:formula="of:=0/2+SQRT(LN([.G$1])/2)" office:value-type="float" office:value="0.946509236412423" calcext:value-type="float">
            <text:p>0.95</text:p>
          </table:table-cell>
          <table:table-cell table:style-name="ce1" table:formula="of:=0/2+SQRT(LN([.H$1])/2)" office:value-type="float" office:value="0.986384851124376" calcext:value-type="float">
            <text:p>0.99</text:p>
          </table:table-cell>
          <table:table-cell table:style-name="ce1" table:formula="of:=0/2+SQRT(LN([.I$1])/2)" office:value-type="float" office:value="1.01966699016881" calcext:value-type="float">
            <text:p>1.02</text:p>
          </table:table-cell>
          <table:table-cell table:style-name="ce1" table:formula="of:=0/2+SQRT(LN([.J$1])/2)" office:value-type="float" office:value="1.04814707396821" calcext:value-type="float">
            <text:p>1.05</text:p>
          </table:table-cell>
          <table:table-cell table:style-name="ce1" table:formula="of:=0/2+SQRT(LN([.K$1])/2)" office:value-type="float" office:value="1.07298301314467" calcext:value-type="float">
            <text:p>1.07</text:p>
          </table:table-cell>
          <table:table-cell table:style-name="ce1" table:formula="of:=0/2+SQRT(LN([.L$1])/2)" office:value-type="float" office:value="1.09496467358504" calcext:value-type="float">
            <text:p>1.09</text:p>
          </table:table-cell>
          <table:table-cell table:style-name="ce1" table:formula="of:=0/2+SQRT(LN([.M$1])/2)" office:value-type="float" office:value="1.11465390363736" calcext:value-type="float">
            <text:p>1.11</text:p>
          </table:table-cell>
          <table:table-cell table:style-name="ce1" table:formula="of:=0/2+SQRT(LN([.N$1])/2)" office:value-type="float" office:value="1.13246398562196" calcext:value-type="float">
            <text:p>1.13</text:p>
          </table:table-cell>
          <table:table-cell table:style-name="ce1" table:formula="of:=0/2+SQRT(LN([.O$1])/2)" office:value-type="float" office:value="1.14870738867983" calcext:value-type="float">
            <text:p>1.15</text:p>
          </table:table-cell>
          <table:table-cell table:style-name="ce1" table:formula="of:=0/2+SQRT(LN([.P$1])/2)" office:value-type="float" office:value="1.16362584216367" calcext:value-type="float">
            <text:p>1.16</text:p>
          </table:table-cell>
          <table:table-cell table:style-name="ce1" table:formula="of:=0/2+SQRT(LN([.Q$1])/2)" office:value-type="float" office:value="1.17741002251547" calcext:value-type="float">
            <text:p>1.18</text:p>
          </table:table-cell>
          <table:table-cell table:style-name="ce1" table:formula="of:=0/2+SQRT(LN([.R$1])/2)" office:value-type="float" office:value="1.19021286836772" calcext:value-type="float">
            <text:p>1.19</text:p>
          </table:table-cell>
          <table:table-cell table:style-name="ce1" table:formula="of:=0/2+SQRT(LN([.S$1])/2)" office:value-type="float" office:value="1.20215884098071" calcext:value-type="float">
            <text:p>1.20</text:p>
          </table:table-cell>
          <table:table-cell table:style-name="ce1" table:formula="of:=0/2+SQRT(LN([.T$1])/2)" office:value-type="float" office:value="1.21335052214239" calcext:value-type="float">
            <text:p>1.21</text:p>
          </table:table-cell>
          <table:table-cell table:style-name="ce1" table:formula="of:=0/2+SQRT(LN([.U$1])/2)" office:value-type="float" office:value="1.22387341534041" calcext:value-type="float">
            <text:p>1.22</text:p>
          </table:table-cell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max per trial</text:p>
          </table:table-cell>
          <table:table-cell table:formula="of:=MAX([.B3:.B5])" office:value-type="float" office:value="0.6" calcext:value-type="float">
            <text:p>0.60</text:p>
          </table:table-cell>
          <table:table-cell table:style-name="ce1" table:formula="of:=MAX([.C3:.C5])" office:value-type="float" office:value="0.972329741105903" calcext:value-type="float">
            <text:p>0.97</text:p>
          </table:table-cell>
          <table:table-cell table:style-name="ce1" table:formula="of:=MAX([.D3:.D5])" office:value-type="float" office:value="1.06874562156208" calcext:value-type="float">
            <text:p>1.07</text:p>
          </table:table-cell>
          <table:table-cell table:style-name="ce1" table:formula="of:=MAX([.E3:.E5])" office:value-type="float" office:value="1.12655376954683" calcext:value-type="float">
            <text:p>1.13</text:p>
          </table:table-cell>
          <table:table-cell table:style-name="ce1" table:formula="of:=MAX([.F3:.F5])" office:value-type="float" office:value="1.16735137479944" calcext:value-type="float">
            <text:p>1.17</text:p>
          </table:table-cell>
          <table:table-cell table:style-name="ce1" table:formula="of:=MAX([.G3:.G5])" office:value-type="float" office:value="1.19862500269001" calcext:value-type="float">
            <text:p>1.20</text:p>
          </table:table-cell>
          <table:table-cell table:style-name="ce1" table:formula="of:=MAX([.H3:.H5])" office:value-type="float" office:value="1.22384455580783" calcext:value-type="float">
            <text:p>1.22</text:p>
          </table:table-cell>
          <table:table-cell table:style-name="ce1" table:formula="of:=MAX([.I3:.I5])" office:value-type="float" office:value="1.24489402876439" calcext:value-type="float">
            <text:p>1.24</text:p>
          </table:table-cell>
          <table:table-cell table:style-name="ce1" table:formula="of:=MAX([.J3:.J5])" office:value-type="float" office:value="1.2629064153161" calcext:value-type="float">
            <text:p>1.26</text:p>
          </table:table-cell>
          <table:table-cell table:style-name="ce1" table:formula="of:=MAX([.K3:.K5])" office:value-type="float" office:value="1.27861404244151" calcext:value-type="float">
            <text:p>1.28</text:p>
          </table:table-cell>
          <table:table-cell table:style-name="ce1" table:formula="of:=MAX([.L3:.L5])" office:value-type="float" office:value="1.2925164651903" calcext:value-type="float">
            <text:p>1.29</text:p>
          </table:table-cell>
          <table:table-cell table:style-name="ce1" table:formula="of:=MAX([.M3:.M5])" office:value-type="float" office:value="1.30496902765838" calcext:value-type="float">
            <text:p>1.30</text:p>
          </table:table-cell>
          <table:table-cell table:style-name="ce1" table:formula="of:=MAX([.N3:.N5])" office:value-type="float" office:value="1.31623311253551" calcext:value-type="float">
            <text:p>1.32</text:p>
          </table:table-cell>
          <table:table-cell table:style-name="ce1" table:formula="of:=MAX([.O3:.O5])" office:value-type="float" office:value="1.32650634265852" calcext:value-type="float">
            <text:p>1.33</text:p>
          </table:table-cell>
          <table:table-cell table:style-name="ce1" table:formula="of:=MAX([.P3:.P5])" office:value-type="float" office:value="1.33594160109376" calcext:value-type="float">
            <text:p>1.34</text:p>
          </table:table-cell>
          <table:table-cell table:style-name="ce1" table:formula="of:=MAX([.Q3:.Q5])" office:value-type="float" office:value="1.34465948221181" calcext:value-type="float">
            <text:p>1.34</text:p>
          </table:table-cell>
          <table:table-cell table:style-name="ce1" table:formula="of:=MAX([.R3:.R5])" office:value-type="float" office:value="1.35275671289683" calcext:value-type="float">
            <text:p>1.35</text:p>
          </table:table-cell>
          <table:table-cell table:style-name="ce1" table:formula="of:=MAX([.S3:.S5])" office:value-type="float" office:value="1.36031200936144" calcext:value-type="float">
            <text:p>1.36</text:p>
          </table:table-cell>
          <table:table-cell table:style-name="ce1" table:formula="of:=MAX([.T3:.T5])" office:value-type="float" office:value="1.36739025002491" calcext:value-type="float">
            <text:p>1.37</text:p>
          </table:table-cell>
          <table:table-cell table:style-name="ce1" table:formula="of:=MAX([.U3:.U5])" office:value-type="float" office:value="1.37404551204099" calcext:value-type="float">
            <text:p>1.37</text:p>
          </table:table-cell>
        </table:table-row>
        <table:table-row table:style-name="ro1">
          <table:table-cell office:value-type="string" calcext:value-type="string">
            <text:p>Final max</text:p>
          </table:table-cell>
          <table:table-cell table:formula="of:=MAX([.B7:.U7])" office:value-type="float" office:value="1.37404551204099" calcext:value-type="float">
            <text:p>1.37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4:03:24.940980052</meta:creation-date>
    <dc:date>2019-12-08T14:10:02.612461419</dc:date>
    <meta:editing-duration>PT6M38S</meta:editing-duration>
    <meta:editing-cycles>2</meta:editing-cycles>
    <meta:generator>LibreOffice/6.0.7.3$Linux_X86_64 LibreOffice_project/00m0$Build-3</meta:generator>
    <meta:document-statistic meta:table-count="1" meta:cell-count="107" meta:object-count="0"/>
  </office:meta>
</office:document-meta>
</file>